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be51" officeooo:paragraph-rsid="0014be51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be51" officeooo:paragraph-rsid="0014be5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4be51" officeooo:paragraph-rsid="0014be51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officeooo:rsid="0014be51" officeooo:paragraph-rsid="00165be4"/>
    </style:style>
    <style:style style:name="P6" style:family="paragraph" style:parent-style-name="Standard" style:list-style-name="L3">
      <style:text-properties style:text-underline-style="solid" style:text-underline-width="auto" style:text-underline-color="font-color" officeooo:rsid="0014be51" officeooo:paragraph-rsid="00165be4"/>
    </style:style>
    <style:style style:name="P7" style:family="paragraph" style:parent-style-name="Standard" style:list-style-name="L6">
      <style:text-properties style:text-underline-style="solid" style:text-underline-width="auto" style:text-underline-color="font-color" officeooo:rsid="0014be51" officeooo:paragraph-rsid="00165be4"/>
    </style:style>
    <style:style style:name="P8" style:family="paragraph" style:parent-style-name="Standard" style:list-style-name="L7">
      <style:text-properties style:text-underline-style="solid" style:text-underline-width="auto" style:text-underline-color="font-color" officeooo:rsid="0014be51" officeooo:paragraph-rsid="00165be4"/>
    </style:style>
    <style:style style:name="P9" style:family="paragraph" style:parent-style-name="Standard" style:list-style-name="L9">
      <style:text-properties style:text-underline-style="solid" style:text-underline-width="auto" style:text-underline-color="font-color" officeooo:rsid="0014be51" officeooo:paragraph-rsid="00165be4"/>
    </style:style>
    <style:style style:name="P10" style:family="paragraph" style:parent-style-name="Standard" style:list-style-name="L10">
      <style:text-properties style:text-underline-style="solid" style:text-underline-width="auto" style:text-underline-color="font-color" officeooo:rsid="0014be51" officeooo:paragraph-rsid="00165be4"/>
    </style:style>
    <style:style style:name="P11" style:family="paragraph" style:parent-style-name="Standard" style:list-style-name="L12">
      <style:text-properties style:text-underline-style="solid" style:text-underline-width="auto" style:text-underline-color="font-color" officeooo:rsid="0014be51" officeooo:paragraph-rsid="00165be4"/>
    </style:style>
    <style:style style:name="P12" style:family="paragraph" style:parent-style-name="Standard" style:list-style-name="L14">
      <style:text-properties style:text-underline-style="solid" style:text-underline-width="auto" style:text-underline-color="font-color" officeooo:rsid="0014be51" officeooo:paragraph-rsid="00165be4"/>
    </style:style>
    <style:style style:name="P13" style:family="paragraph" style:parent-style-name="Standard" style:list-style-name="L8">
      <style:text-properties officeooo:rsid="0014be51" officeooo:paragraph-rsid="001dcc43"/>
    </style:style>
    <style:style style:name="P14" style:family="paragraph" style:parent-style-name="Standard" style:list-style-name="L11">
      <style:text-properties officeooo:rsid="0014be51" officeooo:paragraph-rsid="001dcc43"/>
    </style:style>
    <style:style style:name="P15" style:family="paragraph" style:parent-style-name="Standard">
      <style:text-properties officeooo:rsid="0014be51" officeooo:paragraph-rsid="0014be51"/>
    </style:style>
    <style:style style:name="P16" style:family="paragraph" style:parent-style-name="Standard">
      <style:paragraph-properties fo:text-align="justify" style:justify-single-word="false"/>
      <style:text-properties officeooo:rsid="0014be51" officeooo:paragraph-rsid="0014be51"/>
    </style:style>
    <style:style style:name="P17" style:family="paragraph" style:parent-style-name="Standard" style:list-style-name="L16">
      <style:text-properties officeooo:rsid="0014be51" officeooo:paragraph-rsid="0014be51" fo:background-color="transparent"/>
    </style:style>
    <style:style style:name="P18" style:family="paragraph" style:parent-style-name="Standard" style:list-style-name="L17">
      <style:text-properties officeooo:rsid="0014be51" officeooo:paragraph-rsid="0014be51" fo:background-color="transparent"/>
    </style:style>
    <style:style style:name="P19" style:family="paragraph" style:parent-style-name="Standard" style:list-style-name="L1">
      <style:paragraph-properties fo:margin-left="2.223cm" fo:margin-right="0cm" fo:text-indent="-0.635cm" style:auto-text-indent="false"/>
      <style:text-properties officeooo:rsid="0014be51" officeooo:paragraph-rsid="001c759d"/>
    </style:style>
    <style:style style:name="P20" style:family="paragraph" style:parent-style-name="Standard" style:list-style-name="L2">
      <style:paragraph-properties fo:margin-left="2.223cm" fo:margin-right="0cm" fo:text-indent="-0.635cm" style:auto-text-indent="false"/>
      <style:text-properties officeooo:rsid="0014be51" officeooo:paragraph-rsid="001c759d"/>
    </style:style>
    <style:style style:name="P21" style:family="paragraph" style:parent-style-name="Standard" style:list-style-name="L2">
      <style:paragraph-properties fo:margin-left="2.223cm" fo:margin-right="0cm" fo:text-indent="-0.635cm" style:auto-text-indent="false"/>
      <style:text-properties officeooo:rsid="0014be51" officeooo:paragraph-rsid="001dcc43"/>
    </style:style>
    <style:style style:name="P22" style:family="paragraph" style:parent-style-name="Standard" style:list-style-name="L4">
      <style:paragraph-properties fo:margin-left="2.223cm" fo:margin-right="0cm" fo:text-indent="-0.635cm" style:auto-text-indent="false"/>
      <style:text-properties officeooo:rsid="0014be51" officeooo:paragraph-rsid="001c759d"/>
    </style:style>
    <style:style style:name="P23" style:family="paragraph" style:parent-style-name="Standard" style:list-style-name="L5">
      <style:paragraph-properties fo:margin-left="2.223cm" fo:margin-right="0cm" fo:text-indent="-0.635cm" style:auto-text-indent="false"/>
      <style:text-properties officeooo:rsid="0014be51" officeooo:paragraph-rsid="001dcc43"/>
    </style:style>
    <style:style style:name="P24" style:family="paragraph" style:parent-style-name="Standard" style:list-style-name="L7">
      <style:paragraph-properties fo:margin-left="2.223cm" fo:margin-right="0cm" fo:text-indent="-0.635cm" style:auto-text-indent="false"/>
      <style:text-properties officeooo:rsid="0014be51" officeooo:paragraph-rsid="001c759d"/>
    </style:style>
    <style:style style:name="P25" style:family="paragraph" style:parent-style-name="Standard" style:list-style-name="L10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6" style:family="paragraph" style:parent-style-name="Standard" style:list-style-name="L13">
      <style:paragraph-properties fo:margin-left="2.223cm" fo:margin-right="0cm" fo:text-indent="-0.635cm" style:auto-text-indent="false"/>
      <style:text-properties officeooo:rsid="0014be51" officeooo:paragraph-rsid="00165be4"/>
    </style:style>
    <style:style style:name="P27" style:family="paragraph" style:parent-style-name="Standard" style:list-style-name="L13">
      <style:paragraph-properties fo:margin-left="2.223cm" fo:margin-right="0cm" fo:text-indent="-0.635cm" style:auto-text-indent="false"/>
      <style:text-properties officeooo:rsid="0014be51" officeooo:paragraph-rsid="001c759d"/>
    </style:style>
    <style:style style:name="P28" style:family="paragraph" style:parent-style-name="Standard" style:list-style-name="L15">
      <style:paragraph-properties fo:margin-left="2.223cm" fo:margin-right="0cm" fo:text-indent="-0.635cm" style:auto-text-indent="false"/>
      <style:text-properties officeooo:rsid="0014be51" officeooo:paragraph-rsid="001dcc43"/>
    </style:style>
    <style:style style:name="T1" style:family="text">
      <style:text-properties officeooo:rsid="00180e50"/>
    </style:style>
    <style:style style:name="T2" style:family="text">
      <style:text-properties officeooo:rsid="0018b41d"/>
    </style:style>
    <style:style style:name="T3" style:family="text">
      <style:text-properties officeooo:rsid="001c759d"/>
    </style:style>
    <style:style style:name="T4" style:family="text">
      <style:text-properties officeooo:rsid="001dcc43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CU0:</text:p>
      <text:list xml:id="list6784486270423169274" text:style-name="L1">
        <text:list-item>
          <text:p text:style-name="P5">Receives: </text:p>
        </text:list-item>
        <text:list-item>
          <text:p text:style-name="P19">Fuel Level (10 bits) (from ECU3) <text:span text:style-name="T3">(M_ID = 0x401)</text:span>,</text:p>
        </text:list-item>
        <text:list-item>
          <text:p text:style-name="P19">Engine Coolant Temperature (10 bits) (from ECU4) <text:span text:style-name="T3">(M_ID = 0x501)</text:span>,</text:p>
        </text:list-item>
        <text:list-item>
          <text:p text:style-name="P19">Alive Signal (<text:span text:style-name="T4">0</text:span> bit<text:span text:style-name="T4">s</text:span>) (from ECU1) <text:span text:style-name="T3">(M_ID = 0x204)</text:span>.</text:p>
        </text:list-item>
        <text:list-item>
          <text:p text:style-name="P5">Sends:</text:p>
        </text:list-item>
      </text:list>
      <text:list xml:id="list2081464087059058733" text:style-name="L2">
        <text:list-item>
          <text:p text:style-name="P20">Light Sensor Value (10 bits) <text:span text:style-name="T3">(M_ID = 0x101) (200ms)</text:span>,</text:p>
        </text:list-item>
        <text:list-item>
          <text:p text:style-name="P21">Door<text:span text:style-name="T2">s</text:span> (2 bits) <text:span text:style-name="T3">(M_ID = 0x102) (200ms)</text:span>,</text:p>
        </text:list-item>
        <text:list-item>
          <text:p text:style-name="P21">Fuel Level Warning (1 bit) <text:span text:style-name="T3">(M_ID = 0x103) (400ms)</text:span>,</text:p>
        </text:list-item>
        <text:list-item>
          <text:p text:style-name="P21">Engine Cooling Warning (1 bit) <text:span text:style-name="T3">(M_ID = 0x104) (400ms)</text:span>,</text:p>
        </text:list-item>
        <text:list-item>
          <text:p text:style-name="P21">Alive Signal (<text:span text:style-name="T4">0</text:span> bit<text:span text:style-name="T4">s</text:span>) <text:span text:style-name="T3">(M_ID = 0x105) (200ms)</text:span>,</text:p>
        </text:list-item>
        <text:list-item>
          <text:p text:style-name="P21">Error Message (<text:span text:style-name="T4">0</text:span>bit<text:span text:style-name="T4">s</text:span>) if ECU1 is not present <text:span text:style-name="T3">(M_ID = 0x106) (200ms)</text:span>.</text:p>
        </text:list-item>
      </text:list>
      <text:p text:style-name="P1"/>
      <text:p text:style-name="P4">ECU1:</text:p>
      <text:list xml:id="list4961249633526648042" text:style-name="L3">
        <text:list-item>
          <text:p text:style-name="P6">Receives: </text:p>
        </text:list-item>
      </text:list>
      <text:list xml:id="list1641869663780687069" text:style-name="L4">
        <text:list-item>
          <text:p text:style-name="P22">Speed (10 bits) (from ECU4) <text:span text:style-name="T3">(M_ID = 0x502)</text:span>,</text:p>
        </text:list-item>
        <text:list-item>
          <text:p text:style-name="P22">Non-Driven Wheels Speed (10 bits) (from ECU2) <text:span text:style-name="T3">(M_ID = 0x302)</text:span>,</text:p>
        </text:list-item>
        <text:list-item>
          <text:p text:style-name="P22">Alive Signal (<text:span text:style-name="T4">0</text:span> bit<text:span text:style-name="T4">s</text:span>) (from ECU2) <text:span text:style-name="T3">(M_ID = 0x303)</text:span>.</text:p>
        </text:list-item>
      </text:list>
      <text:list xml:id="list112503558570628" text:continue-list="list4961249633526648042" text:style-name="L3">
        <text:list-item>
          <text:p text:style-name="P6">Sends:</text:p>
        </text:list-item>
      </text:list>
      <text:list xml:id="list2087705986420083124" text:style-name="L5">
        <text:list-item>
          <text:p text:style-name="P23">RPM (10 bits) <text:span text:style-name="T3">(M_ID = 0x201) (100ms)</text:span>,</text:p>
        </text:list-item>
        <text:list-item>
          <text:p text:style-name="P23">Gears (8 bits) <text:span text:style-name="T3">(M_ID = 0x202) (200ms)</text:span>,</text:p>
        </text:list-item>
        <text:list-item>
          <text:p text:style-name="P23">ASR Warning (1 bit) if speed difference between the speed of the drive wheels and the speed of the non-driven is greater than 15 km/h <text:span text:style-name="T3">(M_ID = 0x203) (400ms)</text:span>,</text:p>
        </text:list-item>
        <text:list-item>
          <text:p text:style-name="P23">Alive Signal (<text:span text:style-name="T4">0</text:span> bit<text:span text:style-name="T4">s</text:span>) <text:span text:style-name="T3">(M_ID = 0x204) (200ms)</text:span>,</text:p>
        </text:list-item>
        <text:list-item>
          <text:p text:style-name="P23">Error Message (<text:span text:style-name="T4">0</text:span> bit<text:span text:style-name="T4">s</text:span>) if ECU2 is not present <text:span text:style-name="T3">(M_ID = 0x205) (200ms)</text:span>.</text:p>
        </text:list-item>
      </text:list>
      <text:p text:style-name="P1"/>
      <text:p text:style-name="P4">ECU2:</text:p>
      <text:list xml:id="list1262264194945444407" text:style-name="L6">
        <text:list-item>
          <text:p text:style-name="P7">Receives:</text:p>
        </text:list-item>
      </text:list>
      <text:list xml:id="list1043482166245421963" text:style-name="L7">
        <text:list-item>
          <text:p text:style-name="P24">Light Sensor Value (10 bits) (from ECU0) <text:span text:style-name="T3">(M_ID = 0x101)</text:span>,</text:p>
        </text:list-item>
        <text:list-item>
          <text:p text:style-name="P24">Alive Signal (<text:span text:style-name="T4">0</text:span> bit<text:span text:style-name="T4">s</text:span>) (from ECU3) <text:span text:style-name="T3">(M_ID = 0x404)</text:span>.</text:p>
        </text:list-item>
        <text:list-item>
          <text:p text:style-name="P8">Sends:</text:p>
        </text:list-item>
      </text:list>
      <text:list xml:id="list8421815030772269025" text:style-name="L8">
        <text:list-item>
          <text:p text:style-name="P13">Light States (6 bits) <text:span text:style-name="T3">(M_ID = 0x301) (400ms)</text:span>,</text:p>
        </text:list-item>
        <text:list-item>
          <text:p text:style-name="P13">Non-Driven Wheels Speed (10 bits) <text:span text:style-name="T3">(M_ID = 0x302) (100ms)</text:span>,</text:p>
        </text:list-item>
        <text:list-item>
          <text:p text:style-name="P13">Alive Signal (<text:span text:style-name="T4">0</text:span> bit<text:span text:style-name="T4">s</text:span>) <text:span text:style-name="T3">(M_ID = 0x303) (200ms)</text:span>,</text:p>
        </text:list-item>
        <text:list-item>
          <text:p text:style-name="P13">Error Message (<text:span text:style-name="T4">0</text:span> bit<text:span text:style-name="T4">s</text:span>) if ECU3 is not present <text:span text:style-name="T3">(M_ID = 0x304) (200ms)</text:span>.</text:p>
        </text:list-item>
      </text:list>
      <text:p text:style-name="P1"/>
      <text:p text:style-name="P4">ECU3:</text:p>
      <text:list xml:id="list6091697023554171670" text:style-name="L9">
        <text:list-item>
          <text:p text:style-name="P9">Receives:</text:p>
        </text:list-item>
      </text:list>
      <text:list xml:id="list5617489182125128213" text:style-name="L10">
        <text:list-item>
          <text:p text:style-name="P25">Speed (10 bits)<text:span text:style-name="T2"> </text:span>(from ECU4)<text:bookmark-start text:name="__DdeLink__22_372298370"/> <text:span text:style-name="T2">(M_ID = 0x502)</text:span><text:bookmark-end text:name="__DdeLink__22_372298370"/>,</text:p>
        </text:list-item>
        <text:list-item>
          <text:p text:style-name="P25">Door<text:span text:style-name="T2">s</text:span> (2 bits) (from ECU0) <text:span text:style-name="T2">(M_ID = 0x102)</text:span>,</text:p>
        </text:list-item>
        <text:list-item>
          <text:p text:style-name="P25">Alive Signal (<text:span text:style-name="T4">0</text:span> bit<text:span text:style-name="T4">s</text:span>) (from ECU4) <text:span text:style-name="T2">(M_ID = 0x504)</text:span>.</text:p>
        </text:list-item>
        <text:list-item>
          <text:p text:style-name="P10">Sends:</text:p>
        </text:list-item>
      </text:list>
      <text:list xml:id="list3805122082577788016" text:style-name="L11">
        <text:list-item>
          <text:p text:style-name="P14">Fuel Level (10 bits) <text:span text:style-name="T2">(M_ID = 0x401) (200ms)</text:span>,</text:p>
        </text:list-item>
        <text:list-item>
          <text:p text:style-name="P14">Indicator Switch (3 bits) <text:span text:style-name="T2">(M_ID = 0x402) (200ms)</text:span>,</text:p>
        </text:list-item>
        <text:list-item>
          <text:p text:style-name="P14">Door Status (<text:span text:style-name="T1">3</text:span> bits) <text:span text:style-name="T1">(including </text:span>Open Door Warning (1 bit)<text:span text:style-name="T1">)</text:span> <text:span text:style-name="T2">(M_ID = 0x403) (400ms)</text:span>,</text:p>
        </text:list-item>
        <text:list-item>
          <text:p text:style-name="P14">Alive Signal (<text:span text:style-name="T4">0</text:span> bit<text:span text:style-name="T4">s</text:span>) <text:span text:style-name="T2">(M_ID = 0x404) (200ms)</text:span>,</text:p>
        </text:list-item>
        <text:list-item>
          <text:p text:style-name="P14">Error Message (<text:span text:style-name="T4">0</text:span> bit<text:span text:style-name="T4">s</text:span>) if ECU4 is not present <text:span text:style-name="T2">(M_ID = 0x405) (200ms)</text:span>.</text:p>
        </text:list-item>
      </text:list>
      <text:p text:style-name="P1"/>
      <text:p text:style-name="P1"/>
      <text:p text:style-name="P16"><text:soft-page-break/><text:span text:style-name="T5">ECU4:</text:span></text:p>
      <text:list xml:id="list3989295783219158234" text:style-name="L12">
        <text:list-item>
          <text:p text:style-name="P11">Receives:</text:p>
        </text:list-item>
      </text:list>
      <text:list xml:id="list7798109763620744684" text:style-name="L13">
        <text:list-item>
          <text:p text:style-name="P26">Gears (8 bits) (from ECU1) <text:span text:style-name="T3">(M_ID = 0x202)</text:span>,</text:p>
        </text:list-item>
        <text:list-item>
          <text:p text:style-name="P27">RPM (10 bits) (from ECU1) <text:span text:style-name="T3">(M_ID = 0x201)</text:span>,</text:p>
        </text:list-item>
        <text:list-item>
          <text:p text:style-name="P27">Alive Signal (<text:span text:style-name="T4">0</text:span> bit<text:span text:style-name="T4">s</text:span>) (from ECU0) <text:span text:style-name="T3">(M_ID = 0x105)</text:span>.</text:p>
        </text:list-item>
      </text:list>
      <text:list xml:id="list2231554673645338840" text:style-name="L14">
        <text:list-item>
          <text:p text:style-name="P12">Sends:</text:p>
        </text:list-item>
      </text:list>
      <text:list xml:id="list2791732450079822125" text:style-name="L15">
        <text:list-item>
          <text:p text:style-name="P28">Engine Coolant Temperature (10 bits) <text:span text:style-name="T3">(M_ID = 0x501) (200ms)</text:span>,</text:p>
        </text:list-item>
        <text:list-item>
          <text:p text:style-name="P28">Speed (10 bits) <text:span text:style-name="T3">(M_ID = 0x502) (100ms)</text:span>,</text:p>
        </text:list-item>
        <text:list-item>
          <text:p text:style-name="P28">Headlight Switch (3 bits) <text:span text:style-name="T3">(M_ID = 0x503) (200ms)</text:span>,</text:p>
        </text:list-item>
        <text:list-item>
          <text:p text:style-name="P28">Alive Signal (<text:span text:style-name="T4">0</text:span> bit<text:span text:style-name="T4">s</text:span>) <text:span text:style-name="T3">(M_ID = 0x504) (200ms)</text:span>,</text:p>
        </text:list-item>
        <text:list-item>
          <text:p text:style-name="P28">Error Message (<text:span text:style-name="T4">0</text:span> bit<text:span text:style-name="T4">s</text:span>) if ECU0 is not present <text:span text:style-name="T3">(M_ID = 0x505) (200ms)</text:span>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All </text:span>Messages Received:</text:p>
      <text:list xml:id="list4768901651262880486" text:style-name="L16">
        <text:list-item>
          <text:p text:style-name="P17"><text:s text:c="2"/>Alive Signals (by ECU0 from ECU1) (by ECU1 from ECU2) (by ECU2 from ECU3) (by <text:soft-page-break/>ECU3 from ECU4) (by ECU4 from ECU0)</text:p>
        </text:list-item>
        <text:list-item>
          <text:p text:style-name="P17"><text:s text:c="2"/>Fuel Level (by ECU0 from ECU3)</text:p>
        </text:list-item>
        <text:list-item>
          <text:p text:style-name="P17"><text:s text:c="2"/>Engine Coolant Temperature (by ECU0 from ECU4)</text:p>
        </text:list-item>
        <text:list-item>
          <text:p text:style-name="P17"><text:s text:c="2"/>Speed (by ECU1 from ECU4) (by ECU3 from ECU4)</text:p>
        </text:list-item>
        <text:list-item>
          <text:p text:style-name="P17"><text:s text:c="2"/>Non-Driven Wheels Speed (by ECU1 from ECU2)</text:p>
        </text:list-item>
        <text:list-item>
          <text:p text:style-name="P17"><text:s text:c="2"/>Light Sensor Value (by ECU2 from ECU0)</text:p>
        </text:list-item>
        <text:list-item>
          <text:p text:style-name="P17"><text:s text:c="2"/>Door Status (by ECU3 from ECU0)</text:p>
        </text:list-item>
        <text:list-item>
          <text:p text:style-name="P17"><text:s text:c="2"/>Gears (by ECU4 from ECU1)</text:p>
        </text:list-item>
        <text:list-item>
          <text:p text:style-name="P17"><text:s text:c="2"/>RPM (by ECU4 from ECU1)</text:p>
        </text:list-item>
      </text:list>
      <text:p text:style-name="P1"/>
      <text:p text:style-name="P3"><text:span text:style-name="T4">All </text:span>Messages Sent:</text:p>
      <text:list xml:id="list1935812806130368702" text:style-name="L17">
        <text:list-item>
          <text:p text:style-name="P18"><text:s text:c="2"/>Alive Signals (by ALL ECUs)</text:p>
        </text:list-item>
        <text:list-item>
          <text:p text:style-name="P18"><text:s text:c="2"/>Error Messages if ECUs are not present (by ALL ECUs)</text:p>
        </text:list-item>
        <text:list-item>
          <text:p text:style-name="P18"><text:s text:c="2"/>Light Sensor Value (by ECU0)</text:p>
        </text:list-item>
        <text:list-item>
          <text:p text:style-name="P18"><text:s text:c="2"/>Door Statuses (by ECU0 and ECU3)</text:p>
        </text:list-item>
        <text:list-item>
          <text:p text:style-name="P18"><text:s text:c="2"/>Fuel Level Warning (by ECU0)</text:p>
        </text:list-item>
        <text:list-item>
          <text:p text:style-name="P18"><text:s text:c="2"/>Engine Cooling Warning (by ECU0)</text:p>
        </text:list-item>
        <text:list-item>
          <text:p text:style-name="P18"><text:s text:c="2"/>RPM (by ECU1)</text:p>
        </text:list-item>
        <text:list-item>
          <text:p text:style-name="P18"><text:s text:c="2"/>Gears (by ECU1)</text:p>
        </text:list-item>
        <text:list-item>
          <text:p text:style-name="P18"><text:s text:c="2"/>ASR Warning (by ECU1)</text:p>
        </text:list-item>
        <text:list-item>
          <text:p text:style-name="P18"><text:s text:c="2"/>Non-Driven Wheels Speed (by ECU2)</text:p>
        </text:list-item>
        <text:list-item>
          <text:p text:style-name="P18"><text:s text:c="2"/>Light States (by ECU2)</text:p>
        </text:list-item>
        <text:list-item>
          <text:p text:style-name="P18"><text:s text:c="2"/>Fuel Level (by ECU3)</text:p>
        </text:list-item>
        <text:list-item>
          <text:p text:style-name="P18"><text:s text:c="2"/>Indicator Switch (by ECU3)</text:p>
        </text:list-item>
        <text:list-item>
          <text:p text:style-name="P18"><text:s text:c="2"/>Open Door Warning (by ECU3)</text:p>
        </text:list-item>
        <text:list-item>
          <text:p text:style-name="P18"><text:s text:c="2"/>Engine Coolant Temperature (by ECU4)</text:p>
        </text:list-item>
        <text:list-item>
          <text:p text:style-name="P18"><text:s text:c="2"/>Headlight Switch (by ECU4)</text:p>
        </text:list-item>
        <text:list-item>
          <text:p text:style-name="P18"><text:s text:c="2"/>Speed (by ECU4)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Harradi</meta:initial-creator>
    <meta:creation-date>2015-11-24T23:48:12.552675988</meta:creation-date>
    <dc:date>2015-11-26T11:25:03.181805215</dc:date>
    <dc:creator>Reda Harradi</dc:creator>
    <meta:editing-duration>PT40M50S</meta:editing-duration>
    <meta:editing-cycles>7</meta:editing-cycles>
    <meta:generator>LibreOffice/4.2.6.3$Linux_X86_64 LibreOffice_project/420$Build-3</meta:generator>
    <meta:document-statistic meta:table-count="0" meta:image-count="0" meta:object-count="0" meta:page-count="3" meta:paragraph-count="82" meta:word-count="626" meta:character-count="3221" meta:non-whitespace-character-count="2698"/>
  </office:meta>
</office:document-meta>
</file>